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fa8" officeooo:paragraph-rsid="0006d600"/>
    </style:style>
    <style:style style:name="P2" style:family="paragraph" style:parent-style-name="Standard">
      <style:text-properties officeooo:rsid="0005dee5" officeooo:paragraph-rsid="0006d600"/>
    </style:style>
    <style:style style:name="P3" style:family="paragraph" style:parent-style-name="Standard">
      <style:text-properties fo:font-size="14pt" officeooo:rsid="0005dee5" officeooo:paragraph-rsid="0006d600" style:font-size-asian="14pt" style:font-size-complex="14pt"/>
    </style:style>
    <style:style style:name="P4" style:family="paragraph" style:parent-style-name="Standard">
      <style:text-properties fo:font-size="12pt" fo:font-weight="normal" officeooo:rsid="0005dee5" officeooo:paragraph-rsid="0006d600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rsid="000ac5d3" officeooo:paragraph-rsid="000ac5d3"/>
    </style:style>
    <style:style style:name="P6" style:family="paragraph" style:parent-style-name="Standard">
      <style:text-properties officeooo:rsid="000ac5d3" officeooo:paragraph-rsid="000c0888"/>
    </style:style>
    <style:style style:name="P7" style:family="paragraph" style:parent-style-name="Standard">
      <style:text-properties officeooo:rsid="000ac5d3" officeooo:paragraph-rsid="000d98f7"/>
    </style:style>
    <style:style style:name="P8" style:family="paragraph" style:parent-style-name="Standard">
      <style:text-properties officeooo:rsid="000ac5d3" officeooo:paragraph-rsid="000eb7f5"/>
    </style:style>
    <style:style style:name="P9" style:family="paragraph" style:parent-style-name="Standard">
      <style:text-properties officeooo:rsid="000d98f7" officeooo:paragraph-rsid="000d98f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officeooo:rsid="000b00c7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0aeb0d" style:font-size-asian="11pt" style:font-size-complex="11pt"/>
    </style:style>
    <style:style style:name="T6" style:family="text">
      <style:text-properties fo:font-size="11pt" officeooo:rsid="000b00c7" style:font-size-asian="11pt" style:font-size-complex="11pt"/>
    </style:style>
    <style:style style:name="T7" style:family="text">
      <style:text-properties fo:font-size="11pt" officeooo:rsid="000c0888" style:font-size-asian="11pt" style:font-size-complex="11pt"/>
    </style:style>
    <style:style style:name="T8" style:family="text">
      <style:text-properties officeooo:rsid="000c0888"/>
    </style:style>
    <style:style style:name="T9" style:family="text">
      <style:text-properties officeooo:rsid="000d98f7"/>
    </style:style>
    <style:style style:name="T10" style:family="text">
      <style:text-properties officeooo:rsid="000eb7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7 septembre<text:tab/><text:tab/><text:tab/><text:tab/><text:tab/><text:tab/><text:tab/><text:tab/><text:tab/><text:tab/><text:span text:style-name="T1">RECHERCHE</text:span> </text:p>
      <text:p text:style-name="P1"/>
      <text:p text:style-name="P1"/>
      <text:p text:style-name="P1"/>
      <text:p text:style-name="P2"><text:span text:style-name="T2">1.</text:span><text:span text:style-name="T1">Richesse du champ lexical</text:span></text:p>
      <text:p text:style-name="P1"/>
      <text:p text:style-name="P1">TYPES de KEYWORD</text:p>
      <text:p text:style-name="P1"/>
      <text:p text:style-name="P1">Marque : Saphora, yves rocher..</text:p>
      <text:p text:style-name="P1"/>
      <text:p text:style-name="P1">Généraliste : foot chaussure</text:p>
      <text:p text:style-name="P1"/>
      <text:p text:style-name="P1">Information : qu’est-ce , comment ?</text:p>
      <text:p text:style-name="P1"/>
      <text:p text:style-name="P2">Intention : acheter , trouver ..</text:p>
      <text:p text:style-name="P2"/>
      <text:p text:style-name="P2">Navigation : quartier , rue , ville ..</text:p>
      <text:p text:style-name="P2"/>
      <text:p text:style-name="P3">Courte traîne<text:tab/><text:tab/><text:tab/><text:tab/><text:tab/><text:tab/>Long traîne</text:p>
      <text:p text:style-name="P4">- Quatre mots<text:tab/><text:tab/><text:tab/><text:tab/><text:tab/><text:tab/><text:tab/>- Plusieurs mots clés précis</text:p>
      <text:p text:style-name="P4">- Ex : livraison de pizza, nourriture chinoise<text:tab/><text:tab/><text:tab/>- <text:s/>Ex : ballon de foot enfant pas cher</text:p>
      <text:p text:style-name="P4"/>
      <text:p text:style-name="P4"/>
      <text:p text:style-name="P4"/>
      <text:p text:style-name="P6">Exo : cou<text:span text:style-name="T3">r</text:span>te traîne to long<text:span text:style-name="T3">e</text:span> traîne</text:p>
      <text:p text:style-name="P5"/>
      <text:p text:style-name="P5">ordinateur <text:s/>// <text:span text:style-name="T3">courte</text:span></text:p>
      <text:p text:style-name="P5">ordinateur pas chère // <text:span text:style-name="T3">courte</text:span></text:p>
      <text:p text:style-name="P5">ordinateur pas chère avec processeur AMD // <text:span text:style-name="T3">longe</text:span></text:p>
      <text:p text:style-name="P5">ordinateur pas ch<text:span text:style-name="T8">è</text:span>re avec processeur AMD 30ème génération // <text:span text:style-name="T3">long</text:span></text:p>
      <text:p text:style-name="P5">ordinateur pas ch<text:span text:style-name="T8">è</text:span>re avec processeur AMD 30ème génération overclocker<text:span text:style-name="T3">v // long </text:span></text:p>
      <text:p text:style-name="P5">ordinateur pas ch<text:span text:style-name="T8">è</text:span>re avec processeur AMD 30ème génération overclocker et rtx 12001 // <text:span text:style-name="T3">long </text:span></text:p>
      <text:p text:style-name="P7"><text:span text:style-name="T4">ordinateur pas ch</text:span><text:span text:style-name="T7">è</text:span><text:span text:style-name="T4">re avec processeur AMD 30ème génération overclocker et rtx 12001 année </text:span><text:span text:style-name="T5">203</text:span><text:span text:style-name="T4">0 // </text:span><text:span text:style-name="T6">long</text:span><text:span text:style-name="T3"> </text:span></text:p>
      <text:p text:style-name="P7"/>
      <text:p text:style-name="P7"><text:span text:style-name="T9">2. Unicité</text:span></text:p>
      <text:p text:style-name="P7"/>
      <text:p text:style-name="P7"><text:tab/><text:tab/><text:tab/><text:tab/><text:tab/>! <text:span text:style-name="T9">duplicate content !<text:tab/><text:tab/><text:tab/><text:tab/>→ Siteliner</text:span></text:p>
      <text:p text:style-name="P7"/>
      <text:p text:style-name="P9">Duplicate content / Common content / Unique content</text:p>
      <text:p text:style-name="P9"/>
      <text:p text:style-name="P9">Exercice Pratique :</text:p>
      <text:p text:style-name="P9"/>
      <text:p text:style-name="P7"><text:span text:style-name="T9">trouver mot clé</text:span></text:p>
      <text:p text:style-name="P7"><text:span text:style-name="T9">brain storming </text:span></text:p>
      <text:p text:style-name="P7"><text:span text:style-name="T9">classement clé</text:span></text:p>
      <text:p text:style-name="P7"><text:span text:style-name="T9">KWFinder</text:span></text:p>
      <text:p text:style-name="P7"><text:span text:style-name="T9">etude de concurrance </text:span></text:p>
      <text:p text:style-name="P8"><text:span text:style-name="T9">recherche d’opportuniter</text:span></text:p>
      <text:p text:style-name="P8"/>
      <text:p text:style-name="P8"/>
      <text:p text:style-name="P8"><text:span text:style-name="T10">Block Chaine </text:span><text:line-break/></text:p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14:23:46.039452980</meta:creation-date>
    <dc:date>2021-09-27T17:07:05.085335447</dc:date>
    <meta:editing-duration>PT2H3M35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176" meta:character-count="1108" meta:non-whitespace-character-count="922"/>
  </office:meta>
</office:document-meta>
</file>